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cf7fe1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d2002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paragraph-rsid="01d3907a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paragraph-rsid="01d66c9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fo:font-style="italic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cf7fe1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d66c9f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b7e788" officeooo:paragraph-rsid="01d66c9f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cf7fe1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d66c9f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officeooo:paragraph-rsid="01cf7fe1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989b7" style:font-size-asian="10pt" style:font-style-asian="normal" style:font-size-complex="10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b7e788" officeooo:paragraph-rsid="01d66c9f" style:font-size-asian="11pt" style:font-style-asian="normal" style:font-weight-asian="normal" style:font-size-complex="11pt" style:font-style-complex="normal" style:font-weight-complex="normal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cf7fe1"/>
    </style:style>
    <style:style style:name="T3" style:family="text">
      <style:text-properties officeooo:rsid="01d3907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1cdb0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d66c9f"/>
    </style:style>
    <style:style style:name="T8" style:family="text">
      <style:text-properties officeooo:rsid="00840c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cdb0b8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mport pm.gamewindow.*;</text:p>
      <text:p text:style-name="P6"/>
      <text:p text:style-name="P11">/*</text:p>
      <text:p text:style-name="P11"><text:s/>* Verschiedene Bewegungen mit zwei Sprites</text:p>
      <text:p text:style-name="P11"><text:s/>* <text:span text:style-name="T3">(Name, Datum)</text:span></text:p>
      <text:p text:style-name="P11"><text:s/>*/</text:p>
      <text:p text:style-name="P6">class Game</text:p>
      <text:p text:style-name="P6">{</text:p>
      <text:p text:style-name="P7"><text:s text:c="3"/>GameWindow window;</text:p>
      <text:p text:style-name="P7"><text:s text:c="3"/>Sprite sp1, sp2;</text:p>
      <text:p text:style-name="P7"><text:s text:c="4"/></text:p>
      <text:p text:style-name="P6"><text:s text:c="3"/>Game()</text:p>
      <text:p text:style-name="P6"><text:s text:c="3"/>{</text:p>
      <text:p text:style-name="P7"><text:s text:c="6"/>window = new GameWindow(<text:span text:style-name="T3">5</text:span>0, <text:span text:style-name="T3">5</text:span>0, 900, 600, "Schleifen");</text:p>
      <text:p text:style-name="P8"><text:s text:c="6"/>sp1 <text:s text:c="3"/>= new Sprite("images/<text:span text:style-name="T3">g</text:span>host red 100x1<text:span text:style-name="T3">00</text:span>.png");</text:p>
      <text:p text:style-name="P8"><text:s text:c="6"/>sp<text:span text:style-name="T3">2</text:span> <text:s text:c="3"/>= new Sprite("images/<text:span text:style-name="T3">g</text:span>host <text:span text:style-name="T3">pink</text:span> 100x1<text:span text:style-name="T3">00</text:span>.png");</text:p>
      <text:p text:style-name="P8"><text:s text:c="3"/>}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<text:s text:c="3"/><text:span text:style-name="T4">/*</text:span></text:p>
            <text:p text:style-name="P11"><text:s text:c="4"/>* Sprites bewegen sich</text:p>
            <text:p text:style-name="P11"><text:s text:c="4"/>* <text:span text:style-name="T2">horizontal</text:span> über das</text:p>
            <text:p text:style-name="P11"><text:s text:c="4"/>* Fenster.</text:p>
            <text:p text:style-name="P10"><text:s text:c="4"/>*/</text:p>
            <text:p text:style-name="P5"><text:s text:c="3"/>void aufgabe1()</text:p>
            <text:p text:style-name="P5"><text:s text:c="3"/>{</text:p>
            <text:p text:style-name="P5"><text:s text:c="6"/>int zähler;</text:p>
            <text:p text:style-name="P5"><text:s text:c="8"/></text:p>
            <text:p text:style-name="P5"><text:s text:c="6"/>sp1.setPosition(0, 150);</text:p>
            <text:p text:style-name="P5"><text:s text:c="6"/>sp2.setPosition(800, 350);</text:p>
            <text:p text:style-name="P5"><text:s text:c="8"/></text:p>
            <text:p text:style-name="P5"><text:s text:c="6"/>sp1.setSpeed(10);</text:p>
            <text:p text:style-name="P5"><text:s text:c="6"/>sp2.setSpeed(10);</text:p>
            <text:p text:style-name="P5"><text:s text:c="6"/>sp1.setRichtung(0);</text:p>
            <text:p text:style-name="P5"><text:s text:c="6"/>sp2.setRichtung(180);</text:p>
            <text:p text:style-name="P5"/>
            <text:p text:style-name="P5"><text:s text:c="6"/>zähler = 0;</text:p>
            <text:p text:style-name="P5"><text:s text:c="6"/>while (zähler &lt; 80)</text:p>
            <text:p text:style-name="P5"><text:s text:c="6"/>{</text:p>
            <text:p text:style-name="P5"><text:s text:c="9"/>sp1.bewege();</text:p>
            <text:p text:style-name="P5"><text:s text:c="9"/>sp2.bewege();</text:p>
            <text:p text:style-name="P5"/>
            <text:p text:style-name="P5"><text:s text:c="9"/>window.clear();</text:p>
            <text:p text:style-name="P5"><text:s text:c="9"/>sp1.draw(window);</text:p>
            <text:p text:style-name="P5"><text:s text:c="9"/>sp2.draw(window);</text:p>
            <text:p text:style-name="P5"><text:s text:c="9"/>window.paintFrame();</text:p>
            <text:p text:style-name="P5"/>
            <text:p text:style-name="P5"><text:s text:c="9"/>zähler = zähler + 1;</text:p>
            <text:p text:style-name="P5"><text:s text:c="8"/>}</text:p>
            <text:p text:style-name="P5"><text:s text:c="4"/>}</text:p>
          </table:table-cell>
          <table:table-cell table:style-name="Tabelle2.A1" office:value-type="string">
            <text:p text:style-name="P16"><text:s text:c="3"/><text:span text:style-name="T4">/*</text:span></text:p>
            <text:p text:style-name="P11"><text:s text:c="4"/>* Sprites bewegen sich im Kreis</text:p>
            <text:p text:style-name="P11"><text:s text:c="4"/>*/</text:p>
            <text:p text:style-name="P6"><text:s text:c="3"/>void aufgabe2()</text:p>
            <text:p text:style-name="P6"><text:s text:c="3"/>{</text:p>
            <text:p text:style-name="P6"><text:s text:c="6"/>int zähler;</text:p>
            <text:p text:style-name="P6"><text:s text:c="8"/></text:p>
            <text:p text:style-name="P6"><text:s text:c="6"/>sp1.setPosition(100, 250);</text:p>
            <text:p text:style-name="P6"><text:s text:c="6"/>sp2.setPosition(700, 250);</text:p>
            <text:p text:style-name="P6"><text:s text:c="8"/></text:p>
            <text:p text:style-name="P6"><text:s text:c="6"/>sp1.setSpeed(5);</text:p>
            <text:p text:style-name="P6"><text:s text:c="6"/>sp2.setSpeed(5);</text:p>
            <text:p text:style-name="P6"><text:s text:c="6"/>sp1.setRichtung(-90);</text:p>
            <text:p text:style-name="P6"><text:s text:c="6"/>sp2.setRichtung(-90);</text:p>
            <text:p text:style-name="P6"/>
            <text:p text:style-name="P6"><text:s text:c="6"/>zähler = 0;</text:p>
            <text:p text:style-name="P6"><text:s text:c="6"/>while (zähler &lt; 120)</text:p>
            <text:p text:style-name="P6"><text:s text:c="6"/>{</text:p>
            <text:p text:style-name="P6"><text:s text:c="9"/>sp1.dreheRechts(3);</text:p>
            <text:p text:style-name="P6"><text:s text:c="9"/>sp2.dreheLinks(3);</text:p>
            <text:p text:style-name="P6"><text:s text:c="9"/>sp1.bewege();</text:p>
            <text:p text:style-name="P6"><text:s text:c="9"/>sp2.bewege();</text:p>
            <text:p text:style-name="P6"/>
            <text:p text:style-name="P6"><text:s text:c="9"/>window.clear();</text:p>
            <text:p text:style-name="P6"><text:s text:c="9"/>sp1.draw(window);</text:p>
            <text:p text:style-name="P6"><text:s text:c="9"/>sp2.draw(window);</text:p>
            <text:p text:style-name="P6"><text:s text:c="9"/>window.paintFrame();</text:p>
            <text:p text:style-name="P6"/>
            <text:p text:style-name="P6"><text:s text:c="9"/>zähler = zähler + 1;</text:p>
            <text:p text:style-name="P6"><text:s text:c="6"/>}</text:p>
            <text:p text:style-name="P6"><text:s text:c="3"/>}</text:p>
          </table:table-cell>
        </table:table-row>
      </table:table>
      <text:p text:style-name="P4"/>
      <text:p text:style-name="P4"/>
      <text:p text:style-name="P15"><text:s text:c="3"/><text:span text:style-name="T4">/*</text:span></text:p>
      <text:p text:style-name="P12"><text:s text:c="4"/>* Sprites bewegen sich in einer <text:span text:style-name="T7">S</text:span>chlangenlinie</text:p>
      <text:p text:style-name="P12"><text:s text:c="4"/>*/</text:p>
      <text:p text:style-name="P9"><text:s text:c="3"/>void aufgabe3()</text:p>
      <text:p text:style-name="P9"><text:s text:c="3"/>{</text:p>
      <text:p text:style-name="P9"><text:s text:c="6"/>int zähler;</text:p>
      <text:p text:style-name="P9"/>
      <text:p text:style-name="P12"><text:s text:c="6"/>// <text:span text:style-name="T7">Beide beginnen links mittig</text:span></text:p>
      <text:p text:style-name="P9"><text:s text:c="6"/>sp1.setPosition(100, 250);</text:p>
      <text:p text:style-name="P9"><text:s text:c="6"/>sp2.setPosition(100, 250);</text:p>
      <text:p text:style-name="P9"><text:s text:c="8"/></text:p>
      <text:p text:style-name="P9"><text:s text:c="6"/>sp1.setRichtung(-90);</text:p>
      <text:p text:style-name="P9"><text:s text:c="6"/>sp2.setRichtung(90);</text:p>
      <text:p text:style-name="P9"><text:s text:c="6"/>sp1.setSpeed(10);</text:p>
      <text:p text:style-name="P9"><text:s text:c="6"/>sp2.setSpeed(10);</text:p>
      <text:p text:style-name="P9"/>
      <text:p text:style-name="P12"><text:s text:c="6"/>// <text:span text:style-name="T7">erster Halbkreis</text:span></text:p>
      <text:p text:style-name="P9"><text:s text:c="6"/>zähler = 0;</text:p>
      <text:p text:style-name="P9"><text:s text:c="6"/>while (zähler &lt; 29)</text:p>
      <text:p text:style-name="P9"><text:s text:c="6"/>{</text:p>
      <text:p text:style-name="P9"><text:s text:c="9"/>sp1.dreheRechts(6);</text:p>
      <text:p text:style-name="P9"><text:s text:c="9"/>sp2.dreheLinks(6);</text:p>
      <text:p text:style-name="P9"><text:s text:c="9"/>sp1.bewege();</text:p>
      <text:p text:style-name="P9"><text:s text:c="9"/>sp2.bewege();</text:p>
      <text:p text:style-name="P9"/>
      <text:p text:style-name="P9"><text:s text:c="9"/>window.clear();</text:p>
      <text:p text:style-name="P9"><text:s text:c="9"/>sp1.draw(window);</text:p>
      <text:p text:style-name="P9"><text:s text:c="9"/>sp2.draw(window);</text:p>
      <text:p text:style-name="P9"><text:s text:c="9"/>window.paintFrame();</text:p>
      <text:p text:style-name="P9"/>
      <text:p text:style-name="P9"><text:s text:c="9"/>zähler = zähler + 1;</text:p>
      <text:p text:style-name="P9"><text:s text:c="6"/>}</text:p>
      <text:p text:style-name="P9"/>
      <text:p text:style-name="P9"><text:s text:c="6"/>sp1.setRichtung(90);</text:p>
      <text:p text:style-name="P9"><text:s text:c="6"/>sp2.setRichtung(-90);</text:p>
      <text:p text:style-name="P9"/>
      <text:p text:style-name="P12"><text:s text:c="6"/>// <text:span text:style-name="T7">zweiter Halbkreis</text:span></text:p>
      <text:p text:style-name="P9"><text:s text:c="6"/>zähler = 0;</text:p>
      <text:p text:style-name="P9"><text:s text:c="6"/>while (zähler &lt; 29)</text:p>
      <text:p text:style-name="P9"><text:s text:c="6"/>{</text:p>
      <text:p text:style-name="P9"><text:s text:c="9"/>sp1.dreheLinks(6);</text:p>
      <text:p text:style-name="P9"><text:s text:c="9"/>sp2.dreheRechts(6);</text:p>
      <text:p text:style-name="P9"><text:s text:c="9"/>sp1.bewege();</text:p>
      <text:p text:style-name="P9"><text:s text:c="9"/>sp2.bewege();</text:p>
      <text:p text:style-name="P9"/>
      <text:p text:style-name="P9"><text:s text:c="9"/>window.clear();</text:p>
      <text:p text:style-name="P9"><text:s text:c="9"/>sp1.draw(window);</text:p>
      <text:p text:style-name="P9"><text:s text:c="9"/>sp2.draw(window);</text:p>
      <text:p text:style-name="P9"><text:s text:c="9"/>window.paintFrame();</text:p>
      <text:p text:style-name="P9"/>
      <text:p text:style-name="P9"><text:s text:c="9"/>zähler = zähler + 1;</text:p>
      <text:p text:style-name="P9"><text:s text:c="6"/>}</text:p>
      <text:p text:style-name="P13"><text:s text:c="3"/>}</text:p>
      <text:p text:style-name="P13"/>
      <text:p text:style-name="P13"/>
      <text:p text:style-name="P13"><draw:frame text:anchor-type="paragraph" draw:z-index="0" draw:name="Form1" draw:style-name="gr1" draw:text-style-name="P19" svg:width="1.795cm" svg:height="0.63cm" svg:x="15.196cm" svg:y="0.392cm"><draw:image xlink:href="Pictures/10000000000000580000001F196641809BB809C4.png" xlink:type="simple" xlink:show="embed" xlink:actuate="onLoad" loext:mime-type="image/png"><text:p/></draw:image></draw:frame></text:p>
      <text:p text:style-name="P17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0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While-Schleife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4:48.264000000</dc:date>
    <meta:editing-duration>P4DT7H34M39S</meta:editing-duration>
    <meta:editing-cycles>327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121" meta:word-count="231" meta:character-count="2552" meta:non-whitespace-character-count="1718"/>
  </office:meta>
</office:document-meta>
</file>